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B0B233B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adornments="Regular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bitmap" draw:fill-color="#ffffff" draw:fill-image-name="Surface" draw:fill-image-width="0cm" draw:fill-image-height="0cm" style:repeat="repeat" draw:fill-image-ref-point-x="0%" draw:fill-image-ref-point-y="0%" draw:fill-image-ref-point="center" draw:tile-repeat-offset="0% vertical" draw:auto-grow-height="true" draw:auto-grow-width="false" fo:min-height="13.8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bitmap" draw:fill-color="#ffffff" draw:fill-image-name="Surface" draw:fill-image-width="0cm" draw:fill-image-height="0cm" style:repeat="repeat" draw:fill-image-ref-point-x="0%" draw:fill-image-ref-point-y="0%" draw:fill-image-ref-point="center" draw:tile-repeat-offset="0% vertical" draw:auto-grow-height="true" draw:auto-grow-width="false" fo:min-height="14.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4.86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5.37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true" fo:min-height="14.863cm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bitmap" loext:fill-use-slide-background="false" draw:fill-image-name="Surface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bitmap" draw:fill-color="#ffffff" loext:fill-use-slide-background="false" draw:fill-image-name="Surface" draw:fill-image-width="13.55cm" draw:fill-image-height="13.55cm" style:repeat="repeat" draw:fill-image-ref-point-x="0%" draw:fill-image-ref-point-y="0%" draw:fill-image-ref-point="center" draw:tile-repeat-offset="0% vertical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bitmap" loext:fill-use-slide-background="false" draw:fill-image-name="Surface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 style:list-style-name="L3">
      <style:graphic-properties draw:stroke="none" svg:stroke-width="0cm" draw:fill="bitmap" draw:fill-color="#2a6099" loext:fill-use-slide-background="false" draw:fill-image-name="Surface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0_and_20_Content-outline1" style:list-style-name="L3">
      <style:graphic-properties draw:stroke="none" svg:stroke-width="0cm" draw:fill="bitmap" loext:fill-use-slide-background="false" draw:fill-image-name="Surface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outline1" style:list-style-name="L3">
      <style:graphic-properties draw:stroke="none" svg:stroke-width="0cm" draw:fill="bitmap" loext:fill-use-slide-background="false" draw:fill-image-name="Surface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title">
      <style:graphic-properties draw:stroke="none" svg:stroke-width="0cm" draw:fill="bitmap" loext:fill-use-slide-background="true" draw:fill-image-name="Surface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outline1" style:list-style-name="L3">
      <style:graphic-properties draw:stroke="none" svg:stroke-width="0cm" draw:fill="bitmap" loext:fill-use-slide-background="false" draw:fill-image-name="Surface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outline1" style:list-style-name="L3">
      <style:graphic-properties draw:stroke="none" svg:stroke-width="0cm" draw:fill="bitmap" loext:fill-use-slide-background="false" draw:fill-image-name="Surface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outline1" style:list-style-name="L3">
      <style:graphic-properties draw:stroke="none" svg:stroke-width="0cm" draw:fill="bitmap" loext:fill-use-slide-background="false" draw:fill-image-name="Surface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and_20_Content-title">
      <style:graphic-properties fo:min-height="3.174cm" loext:decorative="false"/>
      <style:paragraph-properties style:writing-mode="lr-tb"/>
    </style:style>
    <style:style style:name="pr1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" style:family="paragraph">
      <loext:graphic-properties draw:fill="bitmap" draw:fill-image-name="Surfac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punctuation-wrap="hanging" loext:tab-stop-distance="1.27cm" style:font-independent-line-spacing="true">
        <style:tab-stops/>
      </style:paragraph-properties>
      <style:text-properties fo:font-size="44pt" fo:hyphenate="false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bitmap" draw:fill-color="#ffffff" draw:fill-image-name="Surface" draw:fill-image-width="13.55cm" draw:fill-image-height="13.55cm" style:repeat="repeat" draw:fill-image-ref-point-x="0%" draw:fill-image-ref-point-y="0%" draw:fill-image-ref-point="center" draw:tile-repeat-offset="0% vertical"/>
      <style:paragraph-properties fo:margin-left="0cm" fo:margin-right="0cm" fo:margin-top="0.226cm" fo:margin-bottom="0cm" fo:line-height="100%" fo:text-align="center" fo:text-indent="0cm" style:punctuation-wrap="hanging" loext:tab-stop-distance="1.27cm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.226cm" fo:margin-bottom="0cm" fo:text-indent="0cm" loext:tab-stop-distance="1.27cm">
        <style:tab-stops/>
      </style:paragraph-properties>
    </style:style>
    <style:style style:name="P8" style:family="paragraph">
      <loext:graphic-properties draw:fill="bitmap" draw:fill-color="#2a6099" draw:fill-image-name="Surfac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.226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32pt" fo:hyphenate="false"/>
    </style:style>
    <style:style style:name="P9" style:family="paragraph">
      <loext:graphic-properties draw:fill="bitmap" draw:fill-image-name="Surfac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.226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32pt" fo:hyphenate="false"/>
    </style:style>
    <style:style style:name="P10" style:family="paragraph">
      <loext:graphic-properties draw:fill="bitmap" draw:fill-color="#ffffff" draw:fill-image-name="Surface" draw:fill-image-width="0cm" draw:fill-image-height="0cm" style:repeat="repeat" draw:fill-image-ref-point-x="0%" draw:fill-image-ref-point-y="0%" draw:fill-image-ref-point="center" draw:tile-repeat-offset="0% vertical"/>
    </style:style>
    <style:style style:name="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mSort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11cm" svg:y="5.5cm" presentation:class="title" presentation:user-transformed="true">
          <draw:text-box>
            <text:p text:style-name="P1"><text:span text:style-name="T1">TimSort</text:span></text:p>
          </draw:text-box>
        </draw:frame>
        <draw:frame draw:name="Subtitle 2" presentation:style-name="pr2" draw:text-style-name="P4" draw:layer="layout" svg:width="25.4cm" svg:height="6.5cm" svg:x="0cm" svg:y="12.5cm" presentation:class="subtitle" presentation:user-transformed="true">
          <draw:text-box>
            <text:p text:style-name="P3"><text:span text:style-name="T2">Grupo 5: Afonso Henrique, Kayan Alexandre, Juan Aquino, Caio Wanil e Richard Lee</text:span></text:p>
            <text:p text:style-name="P3"><text:span text:style-name="T2">Disciplina: Estrutura de Dados</text:span></text:p>
            <text:p text:style-name="P3"><text:span text:style-name="T2">Professor: Alessandro Cal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ção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trodução</text:span></text:p>
          </draw:text-box>
        </draw:frame>
        <draw:frame draw:name="Content Placeholder 2" presentation:style-name="pr5" draw:text-style-name="P8" draw:layer="layout" svg:width="25.4cm" svg:height="14.605cm" svg:x="0cm" svg:y="4.445cm" presentation:class="outline" presentation:user-transformed="true">
          <draw:text-box>
            <text:list text:style-name="L3">
              <text:list-item>
                <text:p text:style-name="P6"><text:span text:style-name="T3">O TimSort é um algoritmo de ordenação </text:span><text:span text:style-name="T3">híbrido que combina Merge Sort e Insertion </text:span><text:span text:style-name="T3">Sort.</text:span></text:p>
              </text:list-item>
              <text:list-item>
                <text:p text:style-name="P7"><text:span text:style-name="T3">Foi criado para ser rápido em dados do </text:span><text:span text:style-name="T3">mundo real </text:span>e<text:span text:style-name="T3"> é o padrão no Python e Java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ória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istória</text:span></text:p>
          </draw:text-box>
        </draw:frame>
        <draw:frame draw:name="Content Placeholder 2" presentation:style-name="pr7" draw:text-style-name="P9" draw:layer="layout" svg:width="25.4cm" svg:height="14.605cm" svg:x="0cm" svg:y="4.445cm" presentation:class="outline" presentation:user-transformed="true">
          <draw:text-box>
            <text:list text:style-name="L3">
              <text:list-item>
                <text:p text:style-name="P6"><text:span text:style-name="T3">Criador: Tim Peters, Engenheiro de Software</text:span></text:p>
              </text:list-item>
              <text:list-item>
                <text:p text:style-name="P6"><text:span text:style-name="T3">Ano: 2002</text:span></text:p>
              </text:list-item>
              <text:list-item>
                <text:p text:style-name="P6"><text:span text:style-name="T3">Linguagens que usam: Python (&gt;=2.3), Java </text:span><text:span text:style-name="T3">(&gt;=7), Android usa variaçõ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ionamento (runs e fusão)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uncionamento (runs e fusão)</text:span></text:p>
          </draw:text-box>
        </draw:frame>
        <draw:frame draw:name="Content Placeholder 2" presentation:style-name="pr8" draw:text-style-name="P9" draw:layer="layout" svg:width="25.4cm" svg:height="14.605cm" svg:x="0cm" svg:y="4.445cm" presentation:class="outline" presentation:user-transformed="true">
          <draw:text-box>
            <text:list text:style-name="L3">
              <text:list-item>
                <text:p text:style-name="P6"><text:span text:style-name="T3">1) Identificação de runs: encontra sublistas </text:span><text:span text:style-name="T3">já ordenadas (crescente ou decrescente).</text:span></text:p>
                <text:p text:style-name="P6"><text:span text:style-name="T3"/></text:p>
              </text:list-item>
              <text:list-item>
                <text:p text:style-name="P6"><text:span text:style-name="T3">2) Inversão de runs decrescentes para </text:span><text:span text:style-name="T3">crescente quando necessário.</text:span></text:p>
                <text:p text:style-name="P6"><text:span text:style-name="T3"/></text:p>
              </text:list-item>
              <text:list-item>
                <text:p text:style-name="P6"><text:span text:style-name="T3">3) Fusão eficiente das runs usando merg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lexidade e Vantagens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mplexidade e Vantagens</text:span></text:p>
          </draw:text-box>
        </draw:frame>
        <draw:frame draw:name="Content Placeholder 2" presentation:style-name="pr10" draw:text-style-name="P9" draw:layer="layout" svg:width="25.4cm" svg:height="14.555cm" svg:x="0cm" svg:y="4.445cm" presentation:class="outline" presentation:user-transformed="true">
          <draw:text-box>
            <text:list text:style-name="L3">
              <text:list-item>
                <text:p text:style-name="P6"><text:span text:style-name="T3">Melhor caso: O(n) <text:s/>| <text:s/>Médio/Pior: O(n log n)</text:span></text:p>
                <text:p text:style-name="P6"><text:span text:style-name="T3"/></text:p>
              </text:list-item>
              <text:list-item>
                <text:p text:style-name="P6"><text:span text:style-name="T3">Vantagens: eficiente em listas parcialmente </text:span><text:span text:style-name="T3">ordenadas, estável, usado em aplicações </text:span><text:span text:style-name="T3">reai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aração com outros algoritmo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mparação com outros algoritmos</text:span></text:p>
          </draw:text-box>
        </draw:frame>
        <draw:frame draw:name="Content Placeholder 2" presentation:style-name="pr11" draw:text-style-name="P9" draw:layer="layout" svg:width="25.4cm" svg:height="15cm" svg:x="0.1cm" svg:y="5cm" presentation:class="outline" presentation:user-transformed="true">
          <draw:text-box>
            <text:list text:style-name="L3">
              <text:list-item>
                <text:p text:style-name="P6"><text:span text:style-name="T3">QuickSort: Melhor O(n log n), Pior O(n²), Não </text:span><text:span text:style-name="T3">estável.</text:span></text:p>
                <text:p text:style-name="P6"><text:span text:style-name="T3"/></text:p>
              </text:list-item>
              <text:list-item>
                <text:p text:style-name="P6"><text:span text:style-name="T3">MergeSort: O(n log n), Estável.</text:span></text:p>
                <text:p text:style-name="P6"><text:span text:style-name="T3"/></text:p>
              </text:list-item>
              <text:list-item>
                <text:p text:style-name="P6"><text:span text:style-name="T3">InsertionSort: Melhor O(n), Pior O(n²), </text:span><text:span text:style-name="T3">Estável.</text:span></text:p>
                <text:p text:style-name="P6"><text:span text:style-name="T3"/></text:p>
              </text:list-item>
              <text:list-item>
                <text:p text:style-name="P6"><text:span text:style-name="T3">TimSort: Melhor O(n), Pior O(n log n), </text:span><text:span text:style-name="T3">Estável, Híbrid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mplo de Código - Pytho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xemplo de Código - Python</text:span></text:p>
          </draw:text-box>
        </draw:frame>
        <draw:frame draw:name="Content Placeholder 2" presentation:style-name="pr12" draw:text-style-name="P9" draw:layer="layout" svg:width="25.4cm" svg:height="14.555cm" svg:x="0cm" svg:y="4.445cm" presentation:class="outline" presentation:user-transformed="true">
          <draw:text-box>
            <text:list text:style-name="L3">
              <text:list-item>
                <text:p text:style-name="P6"><text:span text:style-name="T3">Python usa TimSort internamente no .sort() </text:span><text:span text:style-name="T3">e sorted().</text:span></text:p>
              </text:list-item>
              <text:list-item>
                <text:p text:style-name="P6"><text:span text:style-name="T3">Exemplo:</text:span></text:p>
              </text:list-item>
              <text:list-item>
                <text:p text:style-name="P6"><text:span text:style-name="T3">lista = [5, 2, 9, 1, 5, 6]</text:span></text:p>
              </text:list-item>
              <text:list-item>
                <text:p text:style-name="P6"><text:span text:style-name="T3">lista.sort() <text:s/># Usa TimSort</text:span></text:p>
              </text:list-item>
              <text:list-item>
                <text:p text:style-name="P6"><text:span text:style-name="T3">print(lista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mplo de Código - C (parte 1): insertionSort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xemplo de Código - C </text:span></text:p>
          </draw:text-box>
        </draw:frame>
        <draw:frame draw:style-name="gr2" draw:text-style-name="P10" draw:layer="layout" svg:width="25.4cm" svg:height="14.05cm" svg:x="0cm" svg:y="5cm">
          <draw:text-box>
            <text:p>#include &lt;stdio.h&gt;</text:p>
            <text:p>#include &lt;stdlib.h&gt;</text:p>
            <text:p>#define RUN 32</text:p>
            <text:p/>
            <text:p>void insertionSort(int arr[], int left, int right) {</text:p>
            <text:p><text:s text:c="8"/>for (int i = left + 1; i &lt;= right; i++) {</text:p>
            <text:p><text:s text:c="13"/>int temp = arr[i];</text:p>
            <text:p><text:s text:c="13"/>int j = i - 1;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mplo de Código - C (parte 2): merg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xemplo de Código - C </text:span></text:p>
          </draw:text-box>
        </draw:frame>
        <draw:frame draw:style-name="gr3" draw:text-style-name="P10" draw:layer="layout" svg:width="25.4cm" svg:height="14.5cm" svg:x="0cm" svg:y="4.5cm">
          <draw:text-box>
            <text:p><text:s text:c="8"/>while (j &gt;= left &amp;&amp; arr[j] &gt; temp) {</text:p>
            <text:p><text:s text:c="17"/>arr[j + 1] = arr[j];</text:p>
            <text:p><text:s text:c="17"/>j--;</text:p>
            <text:p><text:s text:c="8"/>}</text:p>
            <text:p><text:s text:c="8"/>arr[j + 1] = temp;</text:p>
            <text:p><text:s text:c="4"/>}</text:p>
            <text:p>}</text:p>
            <text:p>void merge(int arr[], int l, int m, int r) {</text:p>
            <text:p><text:s text:c="7"/>int len1 = m - l + 1, len2 = r - m;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mplo de Código - C (parte 3): timSort e main" draw:style-name="dp1" draw:master-page-name="Title_20_and_20_Content" presentation:presentation-page-layout-name="AL2T11">
        <draw:frame draw:name="Title 1" presentation:style-name="pr13" draw:text-style-name="P11" draw:layer="layout" svg:width="22.859cm" svg:height="3.174cm" svg:x="1.27cm" svg:y="0.763cm" presentation:class="title" presentation:user-transformed="true">
          <draw:text-box>
            <text:p text:style-name="P1"><text:span text:style-name="T1">Exemplo de Código - C </text:span></text:p>
          </draw:text-box>
        </draw:frame>
        <draw:frame draw:style-name="gr4" draw:text-style-name="P12" draw:layer="layout" svg:width="25.4cm" svg:height="15.113cm" svg:x="0cm" svg:y="3.939cm">
          <draw:text-box>
            <text:p><text:s text:c="7"/>int left[len1], right[len2];</text:p>
            <text:p><text:s text:c="7"/>for (int i = 0; i &lt; len1; i++) left[i] = arr[l + i];</text:p>
            <text:p><text:s text:c="7"/>for (int i = 0; i &lt; len2; i++) right[i] = arr[m + 1 + i];</text:p>
            <text:p><text:s text:c="7"/>int i = 0, j = 0, k = l;</text:p>
            <text:p><text:s text:c="4"/>while (i &lt; len1 &amp;&amp; j &lt; len2)</text:p>
            <text:p><text:s text:c="13"/>arr[k++] = (left[i] &lt;= right[j]) ? left[i++] : right[j++];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presentation:style-name="pr14" draw:layer="layout" svg:width="22.859cm" svg:height="3.174cm" svg:x="1.27cm" svg:y="0.763cm" presentation:class="title" presentation:user-transformed="true">
          <draw:text-box>
            <text:p text:style-name="P1"><text:span text:style-name="T1">Exemplo de Código - C </text:span></text:p>
          </draw:text-box>
        </draw:frame>
        <draw:frame draw:style-name="gr5" draw:text-style-name="P12" draw:layer="layout" svg:width="24.5cm" svg:height="15.621cm" svg:x="0.5cm" svg:y="3.94cm">
          <draw:text-box>
            <text:p><text:s text:c="6"/>while (i &lt; len1) arr[k++] = left[i++];</text:p>
            <text:p><text:s text:c="6"/>while (j &lt; len2) arr[k++] = right[j++];</text:p>
            <text:p>}</text:p>
            <text:p>void timSort(int arr[], int n) {</text:p>
            <text:p><text:s text:c="7"/>for (int i = 0; i &lt; n; i += RUN)</text:p>
            <text:p><text:s text:c="13"/>insertionSort(arr, i, (i + 31 &lt; n) ? (i + 31) : (n – 1));</text:p>
            <text:p><text:s text:c="7"/>for (int size = RUN; size &lt; n; size = 2 *size)</text:p>
            <text:p/>
          </draw:text-box>
        </draw:frame>
        <presentation:notes draw:style-name="dp2">
          <draw:page-thumbnail draw:style-name="gr1" draw:layer="layout" svg:width="0.001cm" svg:height="0.002cm" svg:x="0.004cm" svg:y="0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presentation:style-name="pr14" draw:layer="layout" svg:width="22.859cm" svg:height="3.174cm" svg:x="1.27cm" svg:y="0.763cm" presentation:class="title" presentation:user-transformed="true">
          <draw:text-box>
            <text:p text:style-name="P1"><text:span text:style-name="T1">Exemplo de Código - C</text:span></text:p>
          </draw:text-box>
        </draw:frame>
        <draw:frame draw:style-name="gr6" draw:text-style-name="P12" draw:layer="layout" svg:width="25.4cm" svg:height="17.158cm" svg:x="0cm" svg:y="3.941cm">
          <draw:text-box>
            <text:p><text:s text:c="5"/>for (int left = 0; left &lt; n; left += 2 * size) {</text:p>
            <text:p><text:s text:c="11"/>int mid = left + size – 1;</text:p>
            <text:p><text:s text:c="11"/>int right = (left + 2 * size - 1 &lt; n) ? (left + 2 * size – 1)</text:p>
            <text:p><text:s text:c="11"/>int mid = left + size – 1;</text:p>
            <text:p><text:s text:c="11"/>int right = (left + 2 * size - 1 &lt; n) ? (left + 2 * size – 1)</text:p>
            <text:p><text:s text:c="11"/>merge(arr, left, mid, right);</text:p>
            <text:p><text:s text:c="5"/>}</text:p>
            <text:p>}</text:p>
            <text:p/>
            <text:p/>
          </draw:text-box>
        </draw:frame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ão" draw:style-name="dp1" draw:master-page-name="Title_20_and_20_Content" presentation:presentation-page-layout-name="AL2T11">
        <draw:frame draw:name="Title 1" presentation:style-name="pr13" draw:text-style-name="P11" draw:layer="layout" svg:width="22.859cm" svg:height="3.174cm" svg:x="1.27cm" svg:y="0.763cm" presentation:class="title" presentation:user-transformed="true">
          <draw:text-box>
            <text:p text:style-name="P1"><text:span text:style-name="T1">Conclusão</text:span></text:p>
          </draw:text-box>
        </draw:frame>
        <draw:frame draw:name="Content Placeholder 2" presentation:style-name="pr15" draw:text-style-name="P13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TimSort é um algoritmo híbrido, moderno e </text:span><text:span text:style-name="T3">eficiente.</text:span></text:p>
              </text:list-item>
              <text:list-item>
                <text:p text:style-name="P6"><text:span text:style-name="T3">Aproveita runs já ordenadas e realiza fusões </text:span><text:span text:style-name="T3">eficientes.</text:span></text:p>
              </text:list-item>
              <text:list-item>
                <text:p text:style-name="P6"><text:span text:style-name="T3">É amplamente utilizado por sua estabilidade </text:span><text:span text:style-name="T3">e desempenho na prátic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adornments="Regular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fill-image draw:name="Surface" xlink:href="Pictures/100000000000020000000200B0B233BC.jp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1" fo:font-family="Calibri" style:font-style-name="Regular" style:font-family-generic="swiss" fo:font-size="3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•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22.86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</text:span><text:span text:style-name="MT4">Master text </text:span><text:span text:style-name="MT4">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</text:span><text:span text:style-name="MT7">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edit </text:span><text:span text:style-name="MT4">Master text </text:span><text:span text:style-name="MT4">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</text:span><text:span text:style-name="MT7">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escription>generated using python-pptx</dc:description>
    <meta:editing-cycles>5</meta:editing-cycles>
    <meta:creation-date>2013-01-27T09:14:16</meta:creation-date>
    <dc:date>2025-11-10T17:11:39.922829708</dc:date>
    <meta:editing-duration>PT36M53S</meta:editing-duration>
    <meta:generator>LibreOffice/24.2.7.2$Linux_X86_64 LibreOffice_project/420$Build-2</meta:generator>
    <meta:document-statistic meta:object-count="186"/>
    <meta:user-defined meta:name="AppVersion">14.0000</meta:user-defined>
    <meta:user-defined meta:name="PresentationFormat">On-screen Show (4:3)</meta:user-defined>
  </office:meta>
</office:document-meta>
</file>